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b74" officeooo:paragraph-rsid="00019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t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34:24.790545831</meta:creation-date>
    <dc:date>2024-11-01T10:34:48.136506251</dc:date>
    <meta:editing-duration>PT2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